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fo:font-size="8pt" fo:font-style="normal" officeooo:rsid="001bd3b4" officeooo:paragraph-rsid="001bd3b4" style:font-size-asian="8pt" style:font-style-asian="normal" style:font-name-complex="Arial" style:font-style-complex="norm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bd3b4" officeooo:paragraph-rsid="001bd3b4" style:font-weight-asian="bold" style:font-name-complex="Arial"/>
    </style:style>
    <style:style style:name="P7" style:family="paragraph" style:parent-style-name="Standard">
      <style:text-properties style:font-name="Arial" fo:font-style="italic" style:font-style-asian="italic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19e5b3" officeooo:paragraph-rsid="0019e5b3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d3b4" officeooo:paragraph-rsid="001bd3b4" style:font-size-asian="12pt" style:font-weight-asian="bold" style:font-name-complex="Arial"/>
    </style:style>
    <style:style style:name="P14" style:family="paragraph" style:parent-style-name="Standard">
      <style:text-properties style:font-name="Arial" fo:font-style="normal" officeooo:rsid="0019e5b3" officeooo:paragraph-rsid="0019e5b3" style:font-style-asian="normal" style:font-name-complex="Arial" style:font-style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officeooo:rsid="0019e5b3" officeooo:paragraph-rsid="0019e5b3" style:font-style-asian="normal" style:font-name-complex="Arial" style:font-style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bd3b4" officeooo:paragraph-rsid="001bd3b4" style:font-weight-asian="normal" style:font-name-complex="Ari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weight="normal" officeooo:rsid="001bd3b4" style:font-name-asian="Arial" style:font-weight-asian="normal" style:font-name-complex="Arial" style:font-weight-complex="normal"/>
    </style:style>
    <style:style style:name="P18" style:family="paragraph" style:parent-style-name="Standard">
      <style:text-properties style:font-name="Arial" fo:font-size="8pt" officeooo:rsid="001de079" officeooo:paragraph-rsid="001de079" style:font-size-asian="8pt" style:font-name-complex="Arial"/>
    </style:style>
    <style:style style:name="P19" style:family="paragraph" style:parent-style-name="Heading_20_1">
      <style:text-properties fo:font-size="12pt" style:font-size-asian="12pt"/>
    </style:style>
    <style:style style:name="P20" style:family="paragraph" style:parent-style-name="Heading_20_3">
      <style:text-properties fo:font-style="normal" officeooo:rsid="0019e5b3" officeooo:paragraph-rsid="0019e5b3" style:font-style-asian="normal" style:font-style-complex="normal"/>
    </style:style>
    <style:style style:name="T1" style:family="text">
      <style:text-properties style:font-name-asian="Arial"/>
    </style:style>
    <style:style style:name="T2" style:family="text">
      <style:text-properties officeooo:rsid="001bd3b4" style:font-name-asian="Arial"/>
    </style:style>
    <style:style style:name="T3" style:family="text">
      <style:text-properties officeooo:rsid="001bd3b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19" text:outline-level="1">Caso de Uso</text:h>
          </table:table-cell>
          <table:table-cell table:style-name="Tabla1.B1" table:number-columns-spanned="5" office:value-type="string">
            <text:h text:style-name="P20" text:outline-level="3">Contratación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8">CU-24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14">Administrativo(I), 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4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7"/>
          </table:table-cell>
          <table:covered-table-cell/>
          <table:table-cell table:style-name="Tabla1.D4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14">El nuevo miembro del personal tiene sus registr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14">Álvaro López Jiménez</text:p>
          </table:table-cell>
          <table:table-cell table:style-name="Tabla1.C7" table:number-columns-spanned="2" office:value-type="string">
            <text:h text:style-name="Heading_20_2" text:outline-level="2">Fecha</text:h>
          </table:table-cell>
          <table:covered-table-cell/>
          <table:table-cell table:style-name="Tabla1.E7" office:value-type="string">
            <text:p text:style-name="P10">10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0">1.0</text:p>
          </table:table-cell>
        </table:table-row>
      </table:table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Propósito</text:p>
          </table:table-cell>
        </table:table-row>
        <table:table-row table:style-name="Tabla2.1">
          <table:table-cell table:style-name="Tabla2.A2" office:value-type="string">
            <text:p text:style-name="P15">El personal administrativo contrata a nuevos miembros del personal por lo que se crean los registros oportunos en el sistema.</text:p>
          </table:table-cell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sumen</text:p>
          </table:table-cell>
        </table:table-row>
        <table:table-row table:style-name="Tabla3.1">
          <table:table-cell table:style-name="Tabla3.A2" office:value-type="string">
            <text:p text:style-name="P15">El miembro del personal administrativo indica al sistema que desea iniciar una contratación, para lo cual el administrativo deberá introducir los datos <text:span text:style-name="T3">del nuevo miembro del personal. El sistema creará los registros e introducirá los datos que les ha pasado el administrativo y enviará un mensaje de confirmación al administrativo.</text:span>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1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9">A<text:span text:style-name="T3">dministrativo: Indica al sistema que desea comenzar una contratación y aporta los datos del nuevo miembro del personal.</text:span></text:p>
          </table:table-cell>
          <table:table-cell table:style-name="Tabla4.C2" office:value-type="string">
            <text:p text:style-name="P4"/>
          </table:table-cell>
          <table:table-cell table:style-name="Tabla4.D2" office:value-type="string">
            <text:p text:style-name="P5"/>
          </table:table-cell>
        </table:table-row>
        <table:table-row table:style-name="Tabla4.2">
          <table:table-cell table:style-name="Tabla4.A3" office:value-type="string">
            <text:p text:style-name="P3"/>
          </table:table-cell>
          <table:table-cell table:style-name="Tabla4.B3" office:value-type="string">
            <text:p text:style-name="P9"/>
          </table:table-cell>
          <table:table-cell table:style-name="Tabla4.C3" office:value-type="string">
            <text:p text:style-name="P6">2</text:p>
          </table:table-cell>
          <table:table-cell table:style-name="Tabla4.D3" office:value-type="string">
            <text:p text:style-name="P9"><text:span text:style-name="T1"><text:s/></text:span><text:span text:style-name="T2">El sistema recibe los datos del nuevo miembro y crea e inicializa los registros en el sistema para el nuevo miembro del personal.</text:span></text:p>
          </table:table-cell>
        </table:table-row>
        <table:table-row table:style-name="Tabla4.2">
          <table:table-cell table:style-name="Tabla4.A4" office:value-type="string">
            <text:p text:style-name="P13">3</text:p>
          </table:table-cell>
          <table:table-cell table:style-name="Tabla4.B4" office:value-type="string">
            <text:p text:style-name="P16">Administrativo: Recibe un mensaje de confirmación del sistema en caso de que se haya registrado el nuevo miembro del personal correctamente.</text:p>
          </table:table-cell>
          <table:table-cell table:style-name="Tabla4.C4" office:value-type="string">
            <text:p text:style-name="P4"/>
          </table:table-cell>
          <table:table-cell table:style-name="Tabla4.D4" office:value-type="string">
            <text:p text:style-name="P5"/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1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"><text:span text:style-name="T3">3</text:span>a</text:p>
          </table:table-cell>
          <table:table-cell table:style-name="Tabla5.B2" table:number-columns-spanned="4" office:value-type="string">
            <text:p text:style-name="P17">El administrativo recibe un mensaje de error por parte del sistema en caso de que haya habido algún error o el nuevo miembro ya se encuentre registrado.. Es posible que se ofrezca al administrativo ponerse en contacto con el personal de mantenimient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1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1">Al comienzo del proyecto alta pero bajará gradualmente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1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2">Importancia</text:p>
          </table:table-cell>
          <table:covered-table-cell/>
          <table:table-cell table:style-name="Tabla5.C5" office:value-type="string">
            <text:p text:style-name="P1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1">Alta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Estado</text:p>
          </table:table-cell>
          <table:covered-table-cell/>
          <table:table-cell table:style-name="Tabla5.C6" office:value-type="string">
            <text:p text:style-name="P1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1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1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8T12:27:02.370791819</dc:date>
    <meta:print-date>2012-03-13T15:37:00</meta:print-date>
    <meta:editing-cycles>10</meta:editing-cycles>
    <meta:editing-duration>PT33M29S</meta:editing-duration>
    <meta:generator>LibreOffice/5.4.6.2$Linux_X86_64 LibreOffice_project/40m0$Build-2</meta:generator>
    <meta:document-statistic meta:table-count="5" meta:image-count="0" meta:object-count="0" meta:page-count="1" meta:paragraph-count="45" meta:word-count="242" meta:character-count="1558" meta:non-whitespace-character-count="1360"/>
  </office:meta>
</office:document-meta>
</file>